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0.48mm" svg:height="151.9mm" svg:x="327.91mm" svg:y="420.69mm">
            <draw:object draw:notify-on-update-of-ranges="Sheet1.C57:Sheet1.C91 Sheet1.Y56:Sheet1.Y56 Sheet1.AC57:Sheet1.AC91 Sheet1.G56:Sheet1.G56 Sheet1.K57:Sheet1.K91 Sheet1.M56:Sheet1.M56 Sheet1.Q57:Sheet1.Q91 Sheet1.S56:Sheet1.S56 Sheet1.W57:Sheet1.W91 Sheet1.A56:Sheet1.A56 Sheet1.E57:Sheet1.E9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40.48mm" svg:height="151.9mm" svg:x="77mm" svg:y="419.72mm">
            <draw:object draw:notify-on-update-of-ranges="Sheet1.C57:Sheet1.C91 Sheet1.AE19:Sheet1.AE19 Sheet1.AI20:Sheet1.AI54 Sheet1.Y56:Sheet1.Y56 Sheet1.AC20:Sheet1.AC54 Sheet1.G56:Sheet1.G56 Sheet1.K20:Sheet1.K54 Sheet1.M56:Sheet1.M56 Sheet1.Q20:Sheet1.Q54 Sheet1.S56:Sheet1.S56 Sheet1.W20:Sheet1.W54 Sheet1.A56:Sheet1.A56 Sheet1.E20:Sheet1.E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4" table:default-cell-style-name="Default"/>
        <table:table-row table:style-name="ro1">
          <table:table-cell office:value-type="string" calcext:value-type="string">
            <text:p>fib_serial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765" calcext:value-type="float">
            <text:p>6765</text:p>
          </table:table-cell>
          <table:table-cell office:value-type="float" office:value="0.539865" calcext:value-type="float">
            <text:p>0.539865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946" calcext:value-type="float">
            <text:p>10946</text:p>
          </table:table-cell>
          <table:table-cell office:value-type="float" office:value="0.871162" calcext:value-type="float">
            <text:p>0.871162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7711" calcext:value-type="float">
            <text:p>17711</text:p>
          </table:table-cell>
          <table:table-cell office:value-type="float" office:value="1.407818" calcext:value-type="float">
            <text:p>1.407818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8657" calcext:value-type="float">
            <text:p>28657</text:p>
          </table:table-cell>
          <table:table-cell office:value-type="float" office:value="2.276029" calcext:value-type="float">
            <text:p>2.276029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6368" calcext:value-type="float">
            <text:p>46368</text:p>
          </table:table-cell>
          <table:table-cell office:value-type="float" office:value="3.681603" calcext:value-type="float">
            <text:p>3.681603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5025" calcext:value-type="float">
            <text:p>75025</text:p>
          </table:table-cell>
          <table:table-cell office:value-type="float" office:value="5.95513" calcext:value-type="float">
            <text:p>5.95513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1393" calcext:value-type="float">
            <text:p>121393</text:p>
          </table:table-cell>
          <table:table-cell office:value-type="float" office:value="10.940043" calcext:value-type="float">
            <text:p>10.940043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6418" calcext:value-type="float">
            <text:p>196418</text:p>
          </table:table-cell>
          <table:table-cell office:value-type="float" office:value="18.16615" calcext:value-type="float">
            <text:p>18.16615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17811" calcext:value-type="float">
            <text:p>317811</text:p>
          </table:table-cell>
          <table:table-cell office:value-type="float" office:value="27.692538" calcext:value-type="float">
            <text:p>27.692538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4229" calcext:value-type="float">
            <text:p>514229</text:p>
          </table:table-cell>
          <table:table-cell office:value-type="float" office:value="44.993684" calcext:value-type="float">
            <text:p>44.993684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32040" calcext:value-type="float">
            <text:p>832040</text:p>
          </table:table-cell>
          <table:table-cell office:value-type="float" office:value="72.739022" calcext:value-type="float">
            <text:p>72.739022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346269" calcext:value-type="float">
            <text:p>1346269</text:p>
          </table:table-cell>
          <table:table-cell office:value-type="float" office:value="116.538972" calcext:value-type="float">
            <text:p>116.538972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78309" calcext:value-type="float">
            <text:p>2178309</text:p>
          </table:table-cell>
          <table:table-cell office:value-type="float" office:value="177.714298" calcext:value-type="float">
            <text:p>177.714298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524578" calcext:value-type="float">
            <text:p>3524578</text:p>
          </table:table-cell>
          <table:table-cell office:value-type="float" office:value="285.429319" calcext:value-type="float">
            <text:p>285.429319</text:p>
          </table:table-cell>
          <table:table-cell table:number-columns-repeated="3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702887" calcext:value-type="float">
            <text:p>5702887</text:p>
          </table:table-cell>
          <table:table-cell office:value-type="float" office:value="455.526035" calcext:value-type="float">
            <text:p>455.526035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  <table:table-cell table:number-columns-repeated="31"/>
        </table:table-row>
        <table:table-row table:style-name="ro1">
          <table:table-cell table:number-columns-repeated="35"/>
        </table:table-row>
        <table:table-row table:style-name="ro2">
          <table:table-cell office:value-type="string" calcext:value-type="string">
            <text:p>fib_cutoff_cilk</text:p>
          </table:table-cell>
          <table:table-cell table:number-columns-repeated="5"/>
          <table:table-cell office:value-type="string" calcext:value-type="string">
            <text:p>fib_cutoff_omp_compact</text:p>
          </table:table-cell>
          <table:table-cell table:number-columns-repeated="5"/>
          <table:table-cell office:value-type="string" calcext:value-type="string">
            <text:p>fib_cutoff_omp_scatter</text:p>
          </table:table-cell>
          <table:table-cell table:number-columns-repeated="5"/>
          <table:table-cell office:value-type="string" calcext:value-type="string">
            <text:p>fib_cutoff_omp_balanced</text:p>
          </table:table-cell>
          <table:table-cell table:number-columns-repeated="5"/>
          <table:table-cell office:value-type="string" calcext:value-type="string">
            <text:p>fib_cutoff_omp_none</text:p>
          </table:table-cell>
          <table:table-cell table:number-columns-repeated="5"/>
          <table:table-cell office:value-type="string" calcext:value-type="string">
            <text:p>fib_serial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18.044512" calcext:value-type="float">
            <text:p>518.0445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499.755314" calcext:value-type="float">
            <text:p>1499.7553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480.436873" calcext:value-type="float">
            <text:p>1480.4368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438.161823" calcext:value-type="float">
            <text:p>1438.1618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578.454469" calcext:value-type="float">
            <text:p>1578.45446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74.789417" calcext:value-type="float">
            <text:p>574.7894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467.195973" calcext:value-type="float">
            <text:p>1467.1959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505.473776" calcext:value-type="float">
            <text:p>1505.4737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457.265088" calcext:value-type="float">
            <text:p>1457.26508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639.055928" calcext:value-type="float">
            <text:p>1639.05592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23.97135" calcext:value-type="float">
            <text:p>523.971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059.388992" calcext:value-type="float">
            <text:p>1059.38899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086.139091" calcext:value-type="float">
            <text:p>1086.13909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037.516347" calcext:value-type="float">
            <text:p>1037.5163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085.438838" calcext:value-type="float">
            <text:p>1085.4388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55.211009" calcext:value-type="float">
            <text:p>655.2110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86.310743" calcext:value-type="float">
            <text:p>786.31074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829.484286" calcext:value-type="float">
            <text:p>829.4842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814.799768" calcext:value-type="float">
            <text:p>814.79976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920.538489" calcext:value-type="float">
            <text:p>920.5384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79.085114" calcext:value-type="float">
            <text:p>579.0851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45.63888" calcext:value-type="float">
            <text:p>645.6388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42.40912" calcext:value-type="float">
            <text:p>642.409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40.097612" calcext:value-type="float">
            <text:p>640.0976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64.843174" calcext:value-type="float">
            <text:p>764.8431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87.91389" calcext:value-type="float">
            <text:p>487.913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11.14226" calcext:value-type="float">
            <text:p>511.142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32.871776" calcext:value-type="float">
            <text:p>532.8717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44.31717" calcext:value-type="float">
            <text:p>544.317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84.70135" calcext:value-type="float">
            <text:p>784.701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01.458246" calcext:value-type="float">
            <text:p>501.45824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82.618017" calcext:value-type="float">
            <text:p>482.6180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44.618648" calcext:value-type="float">
            <text:p>444.6186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38.417033" calcext:value-type="float">
            <text:p>438.4170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42.389746" calcext:value-type="float">
            <text:p>642.38974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31.368507" calcext:value-type="float">
            <text:p>431.3685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25.841547" calcext:value-type="float">
            <text:p>425.8415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45.550626" calcext:value-type="float">
            <text:p>445.5506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22.055756" calcext:value-type="float">
            <text:p>422.0557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12.932431" calcext:value-type="float">
            <text:p>612.9324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98.361094" calcext:value-type="float">
            <text:p>498.36109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00.460454" calcext:value-type="float">
            <text:p>400.46045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93.206568" calcext:value-type="float">
            <text:p>393.20656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73.291936" calcext:value-type="float">
            <text:p>373.2919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46.377445" calcext:value-type="float">
            <text:p>546.3774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99.793549" calcext:value-type="float">
            <text:p>499.79354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75.849477" calcext:value-type="float">
            <text:p>375.8494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90.934259" calcext:value-type="float">
            <text:p>390.9342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84.846199" calcext:value-type="float">
            <text:p>384.8461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28.532776" calcext:value-type="float">
            <text:p>528.5327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86.088614" calcext:value-type="float">
            <text:p>486.0886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86.386499" calcext:value-type="float">
            <text:p>386.3864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79.691018" calcext:value-type="float">
            <text:p>379.6910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3.785221" calcext:value-type="float">
            <text:p>343.78522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53.101601" calcext:value-type="float">
            <text:p>553.1016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63.8533" calcext:value-type="float">
            <text:p>463.85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70.090534" calcext:value-type="float">
            <text:p>370.0905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69.130838" calcext:value-type="float">
            <text:p>369.1308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3.127374" calcext:value-type="float">
            <text:p>343.1273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51.505423" calcext:value-type="float">
            <text:p>551.5054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86.054804" calcext:value-type="float">
            <text:p>486.0548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2.804739" calcext:value-type="float">
            <text:p>342.80473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51.299897" calcext:value-type="float">
            <text:p>351.2998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70.650479" calcext:value-type="float">
            <text:p>370.65047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68.151549" calcext:value-type="float">
            <text:p>568.15154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65.853205" calcext:value-type="float">
            <text:p>465.85320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60.946126" calcext:value-type="float">
            <text:p>360.9461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4.260288" calcext:value-type="float">
            <text:p>344.26028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57.219806" calcext:value-type="float">
            <text:p>357.2198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79.324602" calcext:value-type="float">
            <text:p>579.3246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27.380166" calcext:value-type="float">
            <text:p>527.38016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64.904878" calcext:value-type="float">
            <text:p>364.9048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6.084667" calcext:value-type="float">
            <text:p>346.0846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53.788729" calcext:value-type="float">
            <text:p>353.7887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66.371771" calcext:value-type="float">
            <text:p>466.37177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32.799999" calcext:value-type="float">
            <text:p>432.7999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7.333831" calcext:value-type="float">
            <text:p>347.3338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9.205812" calcext:value-type="float">
            <text:p>349.2058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38.14939" calcext:value-type="float">
            <text:p>338.1493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54.960893" calcext:value-type="float">
            <text:p>454.96089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36.243073" calcext:value-type="float">
            <text:p>436.2430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95.03749" calcext:value-type="float">
            <text:p>395.0374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34.82789" calcext:value-type="float">
            <text:p>334.827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33.689779" calcext:value-type="float">
            <text:p>333.68977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27.692152" calcext:value-type="float">
            <text:p>527.6921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37.490377" calcext:value-type="float">
            <text:p>437.4903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78.59063" calcext:value-type="float">
            <text:p>378.5906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7.828146" calcext:value-type="float">
            <text:p>347.82814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56.543034" calcext:value-type="float">
            <text:p>356.5430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00.651187" calcext:value-type="float">
            <text:p>400.65118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76.444887" calcext:value-type="float">
            <text:p>476.44488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82.01337" calcext:value-type="float">
            <text:p>382.0133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2.336857" calcext:value-type="float">
            <text:p>342.33685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30.667754" calcext:value-type="float">
            <text:p>330.66775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95.536797" calcext:value-type="float">
            <text:p>495.5367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67.055151" calcext:value-type="float">
            <text:p>467.05515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51.494095" calcext:value-type="float">
            <text:p>351.49409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53.024962" calcext:value-type="float">
            <text:p>353.02496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67.075437" calcext:value-type="float">
            <text:p>367.07543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32.106022" calcext:value-type="float">
            <text:p>532.1060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24.263526" calcext:value-type="float">
            <text:p>424.2635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83.616027" calcext:value-type="float">
            <text:p>383.6160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52.88055" calcext:value-type="float">
            <text:p>352.880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1.192008" calcext:value-type="float">
            <text:p>341.19200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51.249895" calcext:value-type="float">
            <text:p>551.24989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66.308002" calcext:value-type="float">
            <text:p>466.3080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64.293417" calcext:value-type="float">
            <text:p>364.2934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98.819753" calcext:value-type="float">
            <text:p>398.8197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8.34838" calcext:value-type="float">
            <text:p>348.348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12.399111" calcext:value-type="float">
            <text:p>612.3991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98.767016" calcext:value-type="float">
            <text:p>398.76701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83.518895" calcext:value-type="float">
            <text:p>383.51889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72.487943" calcext:value-type="float">
            <text:p>372.48794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20.954483" calcext:value-type="float">
            <text:p>320.95448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17.423735" calcext:value-type="float">
            <text:p>617.4237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37.43052" calcext:value-type="float">
            <text:p>437.430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79.542436" calcext:value-type="float">
            <text:p>379.5424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71.02662" calcext:value-type="float">
            <text:p>371.0266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9.288251" calcext:value-type="float">
            <text:p>349.28825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56.593179" calcext:value-type="float">
            <text:p>556.59317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99.262294" calcext:value-type="float">
            <text:p>399.26229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53.202352" calcext:value-type="float">
            <text:p>353.2023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5.684596" calcext:value-type="float">
            <text:p>345.68459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8.927572" calcext:value-type="float">
            <text:p>348.9275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00.220115" calcext:value-type="float">
            <text:p>500.2201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98.765926" calcext:value-type="float">
            <text:p>398.7659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36.959121" calcext:value-type="float">
            <text:p>336.95912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13.734151" calcext:value-type="float">
            <text:p>313.73415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06.362412" calcext:value-type="float">
            <text:p>306.3624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74.736309" calcext:value-type="float">
            <text:p>474.7363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43.119406" calcext:value-type="float">
            <text:p>443.1194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32.020079" calcext:value-type="float">
            <text:p>332.02007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20.766445" calcext:value-type="float">
            <text:p>320.7664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297.775256" calcext:value-type="float">
            <text:p>297.7752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29.9195" calcext:value-type="float">
            <text:p>429.919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89.705741" calcext:value-type="float">
            <text:p>489.7057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17.90006" calcext:value-type="float">
            <text:p>317.900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17.821919" calcext:value-type="float">
            <text:p>317.8219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10.774164" calcext:value-type="float">
            <text:p>310.7741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53.650591" calcext:value-type="float">
            <text:p>453.65059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71.827442" calcext:value-type="float">
            <text:p>571.82744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45.966686" calcext:value-type="float">
            <text:p>345.9666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36.736439" calcext:value-type="float">
            <text:p>336.73643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28.809309" calcext:value-type="float">
            <text:p>328.8093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35.988956" calcext:value-type="float">
            <text:p>435.9889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57.148428" calcext:value-type="float">
            <text:p>657.14842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62.262909" calcext:value-type="float">
            <text:p>362.2629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71.164041" calcext:value-type="float">
            <text:p>371.1640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368.207261" calcext:value-type="float">
            <text:p>368.20726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68.652292" calcext:value-type="float">
            <text:p>468.65229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82.252244" calcext:value-type="float">
            <text:p>682.2522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20.004142" calcext:value-type="float">
            <text:p>420.00414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33.176974" calcext:value-type="float">
            <text:p>433.1769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417.049287" calcext:value-type="float">
            <text:p>417.04928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53.348599" calcext:value-type="float">
            <text:p>553.3485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907.693938" calcext:value-type="float">
            <text:p>907.6939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32.549012" calcext:value-type="float">
            <text:p>532.5490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56.820223" calcext:value-type="float">
            <text:p>556.8202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43.710647" calcext:value-type="float">
            <text:p>543.7106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04.227037" calcext:value-type="float">
            <text:p>604.22703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927.366707" calcext:value-type="float">
            <text:p>927.3667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11.947829" calcext:value-type="float">
            <text:p>711.9478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04.634601" calcext:value-type="float">
            <text:p>704.6346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676.639443" calcext:value-type="float">
            <text:p>676.63944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027.343791" calcext:value-type="float">
            <text:p>1027.34379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131.902059" calcext:value-type="float">
            <text:p>1131.9020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956.834094" calcext:value-type="float">
            <text:p>956.83409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960.46649" calcext:value-type="float">
            <text:p>960.4664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933.783882" calcext:value-type="float">
            <text:p>933.7838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060.33233" calcext:value-type="float">
            <text:p>1060.332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395.931106" calcext:value-type="float">
            <text:p>1395.9311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395.057058" calcext:value-type="float">
            <text:p>1395.05705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382.972871" calcext:value-type="float">
            <text:p>1382.97287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359.163577" calcext:value-type="float">
            <text:p>1359.1635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481.17254" calcext:value-type="float">
            <text:p>1481.1725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5.984555" calcext:value-type="float">
            <text:p>735.984555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fib_cutoff_cilk</text:p>
          </table:table-cell>
          <table:table-cell table:number-columns-repeated="5"/>
          <table:table-cell office:value-type="string" calcext:value-type="string">
            <text:p>fib_cutoff_omp_compact</text:p>
          </table:table-cell>
          <table:table-cell table:number-columns-repeated="5"/>
          <table:table-cell office:value-type="string" calcext:value-type="string">
            <text:p>fib_cutoff_omp_scatter</text:p>
          </table:table-cell>
          <table:table-cell table:number-columns-repeated="5"/>
          <table:table-cell office:value-type="string" calcext:value-type="string">
            <text:p>fib_cutoff_omp_balanced</text:p>
          </table:table-cell>
          <table:table-cell table:number-columns-repeated="5"/>
          <table:table-cell office:value-type="string" calcext:value-type="string">
            <text:p>fib_cutoff_omp_none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D17]/[.E20]" office:value-type="float" office:value="1.42069752299586" calcext:value-type="float">
            <text:p>1.4206975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D17]/[.K20]" office:value-type="float" office:value="0.490736420887921" calcext:value-type="float">
            <text:p>0.49073642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D17]/[.Q20]" office:value-type="float" office:value="0.497140113450822" calcext:value-type="float">
            <text:p>0.49714011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D17]/[.W20]" office:value-type="float" office:value="0.511753644986028" calcext:value-type="float">
            <text:p>0.5117536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D17]/[.AC20]" office:value-type="float" office:value="0.466269106556028" calcext:value-type="float">
            <text:p>0.4662691066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21]" office:value-type="float" office:value="1.28044207710247" calcext:value-type="float">
            <text:p>1.280442077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21]" office:value-type="float" office:value="0.5016266187639" calcext:value-type="float">
            <text:p>0.501626618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D17]/[.Q21]" office:value-type="float" office:value="0.488872384715654" calcext:value-type="float">
            <text:p>0.48887238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D17]/[.W21]" office:value-type="float" office:value="0.505045074544461" calcext:value-type="float">
            <text:p>0.50504507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D17]/[.AC21]" office:value-type="float" office:value="0.44902955562844" calcext:value-type="float">
            <text:p>0.4490295556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22]" office:value-type="float" office:value="1.40462747629236" calcext:value-type="float">
            <text:p>1.404627476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22]" office:value-type="float" office:value="0.694725507398891" calcext:value-type="float">
            <text:p>0.69472550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D17]/[.Q22]" office:value-type="float" office:value="0.677615381951113" calcext:value-type="float">
            <text:p>0.6776153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D17]/[.W22]" office:value-type="float" office:value="0.709371526654124" calcext:value-type="float">
            <text:p>0.70937152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D17]/[.AC22]" office:value-type="float" office:value="0.678052534361222" calcext:value-type="float">
            <text:p>0.6780525344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23]" office:value-type="float" office:value="1.12327867647291" calcext:value-type="float">
            <text:p>1.12327867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D17]/[.K23]" office:value-type="float" office:value="0.935997074378011" calcext:value-type="float">
            <text:p>0.93599707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D17]/[.Q23]" office:value-type="float" office:value="0.887279683801026" calcext:value-type="float">
            <text:p>0.88727968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D17]/[.W23]" office:value-type="float" office:value="0.90327045233032" calcext:value-type="float">
            <text:p>0.90327045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D17]/[.AC23]" office:value-type="float" office:value="0.799515244386484" calcext:value-type="float">
            <text:p>0.799515244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D17]/[.E24]" office:value-type="float" office:value="1.2709436613147" calcext:value-type="float">
            <text:p>1.27094366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24]" office:value-type="float" office:value="1.13993220947289" calcext:value-type="float">
            <text:p>1.139932209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D17]/[.Q24]" office:value-type="float" office:value="1.14566330409506" calcext:value-type="float">
            <text:p>1.14566330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D17]/[.W24]" office:value-type="float" office:value="1.14980050105233" calcext:value-type="float">
            <text:p>1.14980050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D17]/[.AC24]" office:value-type="float" office:value="0.962268580042266" calcext:value-type="float">
            <text:p>0.96226858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25]" office:value-type="float" office:value="1.50843124183245" calcext:value-type="float">
            <text:p>1.50843124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25]" office:value-type="float" office:value="1.43988203010254" calcext:value-type="float">
            <text:p>1.43988203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D17]/[.Q25]" office:value-type="float" office:value="1.38116632958995" calcext:value-type="float">
            <text:p>1.381166329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D17]/[.W25]" office:value-type="float" office:value="1.35212445163176" calcext:value-type="float">
            <text:p>1.352124451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D17]/[.AC25]" office:value-type="float" office:value="0.937916769226917" calcext:value-type="float">
            <text:p>0.9379167692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26]" office:value-type="float" office:value="1.46768860791652" calcext:value-type="float">
            <text:p>1.467688607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D17]/[.K26]" office:value-type="float" office:value="1.52498358758952" calcext:value-type="float">
            <text:p>1.52498358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D17]/[.Q26]" office:value-type="float" office:value="1.65531643423107" calcext:value-type="float">
            <text:p>1.655316434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D17]/[.W26]" office:value-type="float" office:value="1.67873166323809" calcext:value-type="float">
            <text:p>1.67873166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D17]/[.AC26]" office:value-type="float" office:value="1.14569785645364" calcext:value-type="float">
            <text:p>1.1456978565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27]" office:value-type="float" office:value="1.70616200083424" calcext:value-type="float">
            <text:p>1.706162000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27]" office:value-type="float" office:value="1.72830612744322" calcext:value-type="float">
            <text:p>1.72830612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D17]/[.Q27]" office:value-type="float" office:value="1.6518539354493" calcext:value-type="float">
            <text:p>1.651853935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D17]/[.W27]" office:value-type="float" office:value="1.74380883221505" calcext:value-type="float">
            <text:p>1.74380883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D17]/[.AC27]" office:value-type="float" office:value="1.20075968863198" calcext:value-type="float">
            <text:p>1.2007596886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28]" office:value-type="float" office:value="1.47680981493311" calcext:value-type="float">
            <text:p>1.476809814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28]" office:value-type="float" office:value="1.83784577889931" calcext:value-type="float">
            <text:p>1.83784577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D17]/[.Q28]" office:value-type="float" office:value="1.87175041033394" calcext:value-type="float">
            <text:p>1.871750410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D17]/[.W28]" office:value-type="float" office:value="1.97160582381292" calcext:value-type="float">
            <text:p>1.97160582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D17]/[.AC28]" office:value-type="float" office:value="1.34702587329534" calcext:value-type="float">
            <text:p>1.3470258733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D17]/[.E29]" office:value-type="float" office:value="1.47257714004628" calcext:value-type="float">
            <text:p>1.472577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D17]/[.K29]" office:value-type="float" office:value="1.9581896478201" calcext:value-type="float">
            <text:p>1.95818964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D17]/[.Q29]" office:value-type="float" office:value="1.88262997692407" calcext:value-type="float">
            <text:p>1.882629976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D17]/[.W29]" office:value-type="float" office:value="1.9124121711801" calcext:value-type="float">
            <text:p>1.91241217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D17]/[.AC29]" office:value-type="float" office:value="1.39250504116324" calcext:value-type="float">
            <text:p>1.3925050412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30]" office:value-type="float" office:value="1.5140954422767" calcext:value-type="float">
            <text:p>1.51409544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30]" office:value-type="float" office:value="1.90478848744661" calcext:value-type="float">
            <text:p>1.90478848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D17]/[.Q30]" office:value-type="float" office:value="1.93837757573712" calcext:value-type="float">
            <text:p>1.938377575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D17]/[.W30]" office:value-type="float" office:value="2.14082662675019" calcext:value-type="float">
            <text:p>2.140826626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D17]/[.AC30]" office:value-type="float" office:value="1.33064983661112" calcext:value-type="float">
            <text:p>1.3306498366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31]" office:value-type="float" office:value="1.58667525918216" calcext:value-type="float">
            <text:p>1.586675259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31]" office:value-type="float" office:value="1.98866084751036" calcext:value-type="float">
            <text:p>1.98866084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D17]/[.Q31]" office:value-type="float" office:value="1.99383112770437" calcext:value-type="float">
            <text:p>1.99383112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D17]/[.W31]" office:value-type="float" office:value="2.14493103951537" calcext:value-type="float">
            <text:p>2.144931039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D17]/[.AC31]" office:value-type="float" office:value="1.33450102992006" calcext:value-type="float">
            <text:p>1.3345010299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32]" office:value-type="float" office:value="1.51420076284237" calcext:value-type="float">
            <text:p>1.514200762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D17]/[.K32]" office:value-type="float" office:value="2.14694976839279" calcext:value-type="float">
            <text:p>2.146949768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D17]/[.Q32]" office:value-type="float" office:value="2.09503208308655" calcext:value-type="float">
            <text:p>2.09503208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D17]/[.W32]" office:value-type="float" office:value="1.98565655974776" calcext:value-type="float">
            <text:p>1.98565655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D17]/[.AC32]" office:value-type="float" office:value="1.29540182772607" calcext:value-type="float">
            <text:p>1.2954018277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33]" office:value-type="float" office:value="1.57986367186204" calcext:value-type="float">
            <text:p>1.57986367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33]" office:value-type="float" office:value="2.03904267696725" calcext:value-type="float">
            <text:p>2.0390426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table:formula="of:=[.D17]/[.Q33]" office:value-type="float" office:value="2.13787236185662" calcext:value-type="float">
            <text:p>2.13787236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table:formula="of:=[.D17]/[.W33]" office:value-type="float" office:value="2.06031284558729" calcext:value-type="float">
            <text:p>2.06031284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9227465" calcext:value-type="float">
            <text:p>9227465</text:p>
          </table:table-cell>
          <table:table-cell table:formula="of:=[.D17]/[.AC33]" office:value-type="float" office:value="1.27041826371461" calcext:value-type="float">
            <text:p>1.2704182637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table:formula="of:=[.D17]/[.E34]" office:value-type="float" office:value="1.39554841544799" calcext:value-type="float">
            <text:p>1.395548415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34]" office:value-type="float" office:value="2.01692166745987" calcext:value-type="float">
            <text:p>2.01692166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table:formula="of:=[.D17]/[.Q34]" office:value-type="float" office:value="2.12660260675461" calcext:value-type="float">
            <text:p>2.126602606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table:formula="of:=[.D17]/[.W34]" office:value-type="float" office:value="2.08029395701862" calcext:value-type="float">
            <text:p>2.08029395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9227465" calcext:value-type="float">
            <text:p>9227465</text:p>
          </table:table-cell>
          <table:table-cell table:formula="of:=[.D17]/[.AC34]" office:value-type="float" office:value="1.57810699696059" calcext:value-type="float">
            <text:p>1.578106997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35]" office:value-type="float" office:value="1.70051884635055" calcext:value-type="float">
            <text:p>1.70051884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table:formula="of:=[.D17]/[.K35]" office:value-type="float" office:value="2.11895441593192" calcext:value-type="float">
            <text:p>2.11895441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table:formula="of:=[.D17]/[.Q35]" office:value-type="float" office:value="2.10759537702082" calcext:value-type="float">
            <text:p>2.1075953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table:formula="of:=[.D17]/[.W35]" office:value-type="float" office:value="2.17650712012226" calcext:value-type="float">
            <text:p>2.17650712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9227465" calcext:value-type="float">
            <text:p>9227465</text:p>
          </table:table-cell>
          <table:table-cell table:formula="of:=[.D17]/[.AC35]" office:value-type="float" office:value="1.61768751188028" calcext:value-type="float">
            <text:p>1.6176875119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36]" office:value-type="float" office:value="1.68709740177353" calcext:value-type="float">
            <text:p>1.68709740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36]" office:value-type="float" office:value="1.86307521091226" calcext:value-type="float">
            <text:p>1.86307521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table:formula="of:=[.D17]/[.Q36]" office:value-type="float" office:value="2.19809811840943" calcext:value-type="float">
            <text:p>2.198098118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table:formula="of:=[.D17]/[.W36]" office:value-type="float" office:value="2.20559514050923" calcext:value-type="float">
            <text:p>2.205595140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office:value-type="float" office:value="9227465" calcext:value-type="float">
            <text:p>9227465</text:p>
          </table:table-cell>
          <table:table-cell table:formula="of:=[.D17]/[.AC36]" office:value-type="float" office:value="1.39472332914286" calcext:value-type="float">
            <text:p>1.3947233291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37]" office:value-type="float" office:value="1.68228741406122" calcext:value-type="float">
            <text:p>1.68228741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37]" office:value-type="float" office:value="1.94401154355035" calcext:value-type="float">
            <text:p>1.94401154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table:formula="of:=[.D17]/[.Q37]" office:value-type="float" office:value="2.11594306977101" calcext:value-type="float">
            <text:p>2.11594306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table:formula="of:=[.D17]/[.W37]" office:value-type="float" office:value="2.06422362749064" calcext:value-type="float">
            <text:p>2.06422362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float" office:value="9227465" calcext:value-type="float">
            <text:p>9227465</text:p>
          </table:table-cell>
          <table:table-cell table:formula="of:=[.D17]/[.AC37]" office:value-type="float" office:value="1.83697085864368" calcext:value-type="float">
            <text:p>1.8369708586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38]" office:value-type="float" office:value="1.54474226732545" calcext:value-type="float">
            <text:p>1.54474226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table:formula="of:=[.D17]/[.K38]" office:value-type="float" office:value="1.92659370796368" calcext:value-type="float">
            <text:p>1.92659370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table:formula="of:=[.D17]/[.Q38]" office:value-type="float" office:value="2.14988406872007" calcext:value-type="float">
            <text:p>2.149884068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table:formula="of:=[.D17]/[.W38]" office:value-type="float" office:value="2.22575242398749" calcext:value-type="float">
            <text:p>2.22575242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9227465" calcext:value-type="float">
            <text:p>9227465</text:p>
          </table:table-cell>
          <table:table-cell table:formula="of:=[.D17]/[.AC38]" office:value-type="float" office:value="1.48522684784597" calcext:value-type="float">
            <text:p>1.4852268478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table:formula="of:=[.D17]/[.E39]" office:value-type="float" office:value="1.57579796181287" calcext:value-type="float">
            <text:p>1.57579796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39]" office:value-type="float" office:value="2.09387459268697" calcext:value-type="float">
            <text:p>2.09387459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table:formula="of:=[.D17]/[.Q39]" office:value-type="float" office:value="2.08479465823156" calcext:value-type="float">
            <text:p>2.08479465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table:formula="of:=[.D17]/[.W39]" office:value-type="float" office:value="2.00499537919232" calcext:value-type="float">
            <text:p>2.004995379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9227465" calcext:value-type="float">
            <text:p>9227465</text:p>
          </table:table-cell>
          <table:table-cell table:formula="of:=[.D17]/[.AC39]" office:value-type="float" office:value="1.38315396663562" calcext:value-type="float">
            <text:p>1.3831539666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40]" office:value-type="float" office:value="1.73473445134192" calcext:value-type="float">
            <text:p>1.73473445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40]" office:value-type="float" office:value="1.91854485527009" calcext:value-type="float">
            <text:p>1.91854485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table:formula="of:=[.D17]/[.Q40]" office:value-type="float" office:value="2.0856478346568" calcext:value-type="float">
            <text:p>2.08564783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table:formula="of:=[.D17]/[.W40]" office:value-type="float" office:value="2.15709787375793" calcext:value-type="float">
            <text:p>2.15709787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9227465" calcext:value-type="float">
            <text:p>9227465</text:p>
          </table:table-cell>
          <table:table-cell table:formula="of:=[.D17]/[.AC40]" office:value-type="float" office:value="1.33511962845816" calcext:value-type="float">
            <text:p>1.3351196285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41]" office:value-type="float" office:value="1.57832280776516" calcext:value-type="float">
            <text:p>1.57832280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table:formula="of:=[.D17]/[.K41]" office:value-type="float" office:value="2.02030704002538" calcext:value-type="float">
            <text:p>2.020307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table:formula="of:=[.D17]/[.Q41]" office:value-type="float" office:value="1.84540647614312" calcext:value-type="float">
            <text:p>1.845406476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table:formula="of:=[.D17]/[.W41]" office:value-type="float" office:value="2.11278305643333" calcext:value-type="float">
            <text:p>2.11278305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2" calcext:value-type="float">
            <text:p>22</text:p>
          </table:table-cell>
          <table:table-cell office:value-type="float" office:value="9227465" calcext:value-type="float">
            <text:p>9227465</text:p>
          </table:table-cell>
          <table:table-cell table:formula="of:=[.D17]/[.AC41]" office:value-type="float" office:value="1.20180539419496" calcext:value-type="float">
            <text:p>1.2018053942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42]" office:value-type="float" office:value="1.84565053143713" calcext:value-type="float">
            <text:p>1.84565053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42]" office:value-type="float" office:value="1.91903075596836" calcext:value-type="float">
            <text:p>1.9190307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table:formula="of:=[.D17]/[.Q42]" office:value-type="float" office:value="1.97586141734526" calcext:value-type="float">
            <text:p>1.9758614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table:formula="of:=[.D17]/[.W42]" office:value-type="float" office:value="2.29311193325815" calcext:value-type="float">
            <text:p>2.29311193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3" calcext:value-type="float">
            <text:p>23</text:p>
          </table:table-cell>
          <table:table-cell office:value-type="float" office:value="9227465" calcext:value-type="float">
            <text:p>9227465</text:p>
          </table:table-cell>
          <table:table-cell table:formula="of:=[.D17]/[.AC42]" office:value-type="float" office:value="1.19202504419432" calcext:value-type="float">
            <text:p>1.1920250442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43]" office:value-type="float" office:value="1.68251761445452" calcext:value-type="float">
            <text:p>1.68251761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43]" office:value-type="float" office:value="1.93913640528987" calcext:value-type="float">
            <text:p>1.93913640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table:formula="of:=[.D17]/[.Q43]" office:value-type="float" office:value="1.9836435321002" calcext:value-type="float">
            <text:p>1.983643532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table:formula="of:=[.D17]/[.W43]" office:value-type="float" office:value="2.10709794243838" calcext:value-type="float">
            <text:p>2.107097942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9227465" calcext:value-type="float">
            <text:p>9227465</text:p>
          </table:table-cell>
          <table:table-cell table:formula="of:=[.D17]/[.AC43]" office:value-type="float" office:value="1.32230250525582" calcext:value-type="float">
            <text:p>1.3223025053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table:formula="of:=[.D17]/[.E44]" office:value-type="float" office:value="1.84336103373689" calcext:value-type="float">
            <text:p>1.843361033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table:formula="of:=[.D17]/[.K44]" office:value-type="float" office:value="2.08374760482909" calcext:value-type="float">
            <text:p>2.08374760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table:formula="of:=[.D17]/[.Q44]" office:value-type="float" office:value="2.12906378680524" calcext:value-type="float">
            <text:p>2.129063786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table:formula="of:=[.D17]/[.W44]" office:value-type="float" office:value="2.10927600470621" calcext:value-type="float">
            <text:p>2.10927600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9227465" calcext:value-type="float">
            <text:p>9227465</text:p>
          </table:table-cell>
          <table:table-cell table:formula="of:=[.D17]/[.AC44]" office:value-type="float" office:value="1.4713213901844" calcext:value-type="float">
            <text:p>1.4713213902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45]" office:value-type="float" office:value="1.84565557639947" calcext:value-type="float">
            <text:p>1.84565557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45]" office:value-type="float" office:value="2.1841953789997" calcext:value-type="float">
            <text:p>2.18419537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table:formula="of:=[.D17]/[.Q45]" office:value-type="float" office:value="2.34588600780028" calcext:value-type="float">
            <text:p>2.34588600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table:formula="of:=[.D17]/[.W45]" office:value-type="float" office:value="2.40233307407176" calcext:value-type="float">
            <text:p>2.40233307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9227465" calcext:value-type="float">
            <text:p>9227465</text:p>
          </table:table-cell>
          <table:table-cell table:formula="of:=[.D17]/[.AC45]" office:value-type="float" office:value="1.55030180133115" calcext:value-type="float">
            <text:p>1.5503018013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46]" office:value-type="float" office:value="1.66091700122924" calcext:value-type="float">
            <text:p>1.66091700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46]" office:value-type="float" office:value="2.21668688597595" calcext:value-type="float">
            <text:p>2.2166868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table:formula="of:=[.D17]/[.Q46]" office:value-type="float" office:value="2.2944561891441" calcext:value-type="float">
            <text:p>2.294456189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table:formula="of:=[.D17]/[.W46]" office:value-type="float" office:value="2.47161085473133" calcext:value-type="float">
            <text:p>2.47161085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9227465" calcext:value-type="float">
            <text:p>9227465</text:p>
          </table:table-cell>
          <table:table-cell table:formula="of:=[.D17]/[.AC46]" office:value-type="float" office:value="1.71191247431205" calcext:value-type="float">
            <text:p>1.7119124743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47]" office:value-type="float" office:value="1.50291183741707" calcext:value-type="float">
            <text:p>1.50291183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table:formula="of:=[.D17]/[.K47]" office:value-type="float" office:value="2.31514443564433" calcext:value-type="float">
            <text:p>2.31514443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table:formula="of:=[.D17]/[.Q47]" office:value-type="float" office:value="2.31571364654683" calcext:value-type="float">
            <text:p>2.31571364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table:formula="of:=[.D17]/[.W47]" office:value-type="float" office:value="2.3682295385404" calcext:value-type="float">
            <text:p>2.36822953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9227465" calcext:value-type="float">
            <text:p>9227465</text:p>
          </table:table-cell>
          <table:table-cell table:formula="of:=[.D17]/[.AC47]" office:value-type="float" office:value="1.62235996073022" calcext:value-type="float">
            <text:p>1.6223599607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48]" office:value-type="float" office:value="1.2870745629588" calcext:value-type="float">
            <text:p>1.28707456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48]" office:value-type="float" office:value="2.12732781733788" calcext:value-type="float">
            <text:p>2.1273278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table:formula="of:=[.D17]/[.Q48]" office:value-type="float" office:value="2.18563977568225" calcext:value-type="float">
            <text:p>2.185639775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table:formula="of:=[.D17]/[.W48]" office:value-type="float" office:value="2.23833247677303" calcext:value-type="float">
            <text:p>2.238332476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9227465" calcext:value-type="float">
            <text:p>9227465</text:p>
          </table:table-cell>
          <table:table-cell table:formula="of:=[.D17]/[.AC48]" office:value-type="float" office:value="1.68808072973298" calcext:value-type="float">
            <text:p>1.6880807297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table:formula="of:=[.D17]/[.E49]" office:value-type="float" office:value="1.1199670023406" calcext:value-type="float">
            <text:p>1.11996700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49]" office:value-type="float" office:value="2.0316309970337" calcext:value-type="float">
            <text:p>2.0316309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table:formula="of:=[.D17]/[.Q49]" office:value-type="float" office:value="1.98290910136955" calcext:value-type="float">
            <text:p>1.98290910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table:formula="of:=[.D17]/[.W49]" office:value-type="float" office:value="1.99883226908988" calcext:value-type="float">
            <text:p>1.998832269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9227465" calcext:value-type="float">
            <text:p>9227465</text:p>
          </table:table-cell>
          <table:table-cell table:formula="of:=[.D17]/[.AC49]" office:value-type="float" office:value="1.57042772981893" calcext:value-type="float">
            <text:p>1.5704277298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50]" office:value-type="float" office:value="1.07875725066871" calcext:value-type="float">
            <text:p>1.07875725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table:formula="of:=[.D17]/[.K50]" office:value-type="float" office:value="1.75232689729046" calcext:value-type="float">
            <text:p>1.75232689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table:formula="of:=[.D17]/[.Q50]" office:value-type="float" office:value="1.6990389590745" calcext:value-type="float">
            <text:p>1.699038959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table:formula="of:=[.D17]/[.W50]" office:value-type="float" office:value="1.76474238882945" calcext:value-type="float">
            <text:p>1.764742388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9227465" calcext:value-type="float">
            <text:p>9227465</text:p>
          </table:table-cell>
          <table:table-cell table:formula="of:=[.D17]/[.AC50]" office:value-type="float" office:value="1.33005587495849" calcext:value-type="float">
            <text:p>1.330055875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51]" office:value-type="float" office:value="0.810828985617837" calcext:value-type="float">
            <text:p>0.81082898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51]" office:value-type="float" office:value="1.38200341830697" calcext:value-type="float">
            <text:p>1.382003418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table:formula="of:=[.D17]/[.Q51]" office:value-type="float" office:value="1.32176333509352" calcext:value-type="float">
            <text:p>1.321763335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table:formula="of:=[.D17]/[.W51]" office:value-type="float" office:value="1.35363278070955" calcext:value-type="float">
            <text:p>1.35363278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9227465" calcext:value-type="float">
            <text:p>9227465</text:p>
          </table:table-cell>
          <table:table-cell table:formula="of:=[.D17]/[.AC51]" office:value-type="float" office:value="1.21805961986438" calcext:value-type="float">
            <text:p>1.2180596199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52]" office:value-type="float" office:value="0.79362839904064" calcext:value-type="float">
            <text:p>0.7936283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52]" office:value-type="float" office:value="1.033761920496" calcext:value-type="float">
            <text:p>1.033761920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table:formula="of:=[.D17]/[.Q52]" office:value-type="float" office:value="1.04449107942685" calcext:value-type="float">
            <text:p>1.044491079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table:formula="of:=[.D17]/[.W52]" office:value-type="float" office:value="1.08770566453662" calcext:value-type="float">
            <text:p>1.08770566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9227465" calcext:value-type="float">
            <text:p>9227465</text:p>
          </table:table-cell>
          <table:table-cell table:formula="of:=[.D17]/[.AC52]" office:value-type="float" office:value="0.716395583881034" calcext:value-type="float">
            <text:p>0.7163955839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227465" calcext:value-type="float">
            <text:p>9227465</text:p>
          </table:table-cell>
          <table:table-cell table:formula="of:=[.D17]/[.E53]" office:value-type="float" office:value="0.650219291632192" calcext:value-type="float">
            <text:p>0.650219291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table:formula="of:=[.D17]/[.K53]" office:value-type="float" office:value="0.769187218155293" calcext:value-type="float">
            <text:p>0.76918721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table:formula="of:=[.D17]/[.Q53]" office:value-type="float" office:value="0.766278222783181" calcext:value-type="float">
            <text:p>0.766278222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table:formula="of:=[.D17]/[.W53]" office:value-type="float" office:value="0.788174404363943" calcext:value-type="float">
            <text:p>0.78817440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float" office:value="9227465" calcext:value-type="float">
            <text:p>9227465</text:p>
          </table:table-cell>
          <table:table-cell table:formula="of:=[.D17]/[.AC53]" office:value-type="float" office:value="0.694107436109206" calcext:value-type="float">
            <text:p>0.694107436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table:formula="of:=[.D17]/[.E54]" office:value-type="float" office:value="0.527235586223838" calcext:value-type="float">
            <text:p>0.527235586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table:style-name="ce1" table:formula="of:=[.D17]/[.K54]" office:value-type="float" office:value="0.527565916232223" calcext:value-type="float">
            <text:p>0.527565916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table:formula="of:=[.D17]/[.Q54]" office:value-type="float" office:value="0.532175699489914" calcext:value-type="float">
            <text:p>0.532175699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table:formula="of:=[.D17]/[.W54]" office:value-type="float" office:value="0.541498144487137" calcext:value-type="float">
            <text:p>0.54149814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table:formula="of:=[.D17]/[.AC54]" office:value-type="float" office:value="0.496893194495761" calcext:value-type="float">
            <text:p>0.4968931945</text:p>
          </table:table-cell>
          <table:table-cell table:number-columns-repeated="6"/>
        </table:table-row>
        <table:table-row table:style-name="ro1" table:number-rows-repeated="9">
          <table:table-cell table:number-columns-repeated="35"/>
        </table:table-row>
        <table:table-row table:style-name="ro2">
          <table:table-cell table:number-columns-repeated="35"/>
        </table:table-row>
        <table:table-row table:style-name="ro1" table:number-rows-repeated="3">
          <table:table-cell table:number-columns-repeated="35"/>
        </table:table-row>
        <table:table-row table:style-name="ro2">
          <table:table-cell table:number-columns-repeated="35"/>
        </table:table-row>
        <table:table-row table:style-name="ro1" table:number-rows-repeated="2">
          <table:table-cell table:number-columns-repeated="35"/>
        </table:table-row>
        <table:table-row table:style-name="ro2" table:number-rows-repeated="2">
          <table:table-cell table:number-columns-repeated="35"/>
        </table:table-row>
        <table:table-row table:style-name="ro1" table:number-rows-repeated="2">
          <table:table-cell table:number-columns-repeated="35"/>
        </table:table-row>
        <table:table-row table:style-name="ro2">
          <table:table-cell table:number-columns-repeated="35"/>
        </table:table-row>
        <table:table-row table:style-name="ro1">
          <table:table-cell table:number-columns-repeated="35"/>
        </table:table-row>
        <table:table-row table:style-name="ro2">
          <table:table-cell table:number-columns-repeated="35"/>
        </table:table-row>
        <table:table-row table:style-name="ro1" table:number-rows-repeated="2">
          <table:table-cell table:number-columns-repeated="35"/>
        </table:table-row>
        <table:table-row table:style-name="ro2" table:number-rows-repeated="2">
          <table:table-cell table:number-columns-repeated="35"/>
        </table:table-row>
        <table:table-row table:style-name="ro1" table:number-rows-repeated="2">
          <table:table-cell table:number-columns-repeated="35"/>
        </table:table-row>
        <table:table-row table:style-name="ro2">
          <table:table-cell table:number-columns-repeated="35"/>
        </table:table-row>
        <table:table-row table:style-name="ro1">
          <table:table-cell table:number-columns-repeated="35"/>
        </table:table-row>
        <table:table-row table:style-name="ro2" table:number-rows-repeated="2">
          <table:table-cell table:number-columns-repeated="35"/>
        </table:table-row>
        <table:table-row table:style-name="ro1" table:number-rows-repeated="6">
          <table:table-cell table:number-columns-repeated="35"/>
        </table:table-row>
        <table:table-row table:style-name="ro2" table:number-rows-repeated="3">
          <table:table-cell table:number-columns-repeated="35"/>
        </table:table-row>
        <table:table-row table:style-name="ro1" table:number-rows-repeated="3">
          <table:table-cell table:number-columns-repeated="35"/>
        </table:table-row>
        <table:table-row table:style-name="ro2">
          <table:table-cell table:number-columns-repeated="35"/>
        </table:table-row>
        <table:table-row table:style-name="ro1" table:number-rows-repeated="1048438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 style:data-style-name="N2" text:time-value="22:50:59.0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8:19:38.032716995</meta:creation-date>
    <dc:date>2015-09-12T22:56:58.929000000</dc:date>
    <meta:editing-duration>PT4H4M18S</meta:editing-duration>
    <meta:editing-cycles>29</meta:editing-cycles>
    <meta:generator>LibreOffice/4.4.3.2$Windows_x86 LibreOffice_project/88805f81e9fe61362df02b9941de8e38a9b5fd16</meta:generator>
    <meta:document-statistic meta:table-count="1" meta:cell-count="19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49cm" svg:height="15.191cm" xlink:href=".." xlink:type="simple" chart:class="chart:line" chart:style-name="ch1">
        <chart:plot-area chart:style-name="ch2" table:cell-range-address="Sheet1.C57:Sheet1.C91 Sheet1.AE19:Sheet1.AE19 Sheet1.AI20:Sheet1.AI54 Sheet1.Y56:Sheet1.Y56 Sheet1.AC20:Sheet1.AC54 Sheet1.G56:Sheet1.G56 Sheet1.K20:Sheet1.K54 Sheet1.M56:Sheet1.M56 Sheet1.Q20:Sheet1.Q54 Sheet1.S56:Sheet1.S56 Sheet1.W20:Sheet1.W54 Sheet1.A56:Sheet1.A56 Sheet1.E20:Sheet1.E54" chart:data-source-has-labels="both" svg:x="1.419cm" svg:y="0.303cm" svg:width="22.15cm" svg:height="13.676cm">
          <chartooo:coordinate-region svg:x="2.146cm" svg:y="0.463cm" svg:width="21.13cm" svg:height="13.001cm"/>
          <chart:axis chart:dimension="x" chart:name="primary-x" chart:style-name="ch3" chartooo:axis-type="auto">
            <chartooo:date-scale/>
            <chart:title svg:x="12.363cm" svg:y="14.282cm" chart:style-name="ch4">
              <text:p>c</text:p>
            </chart:title>
            <chart:categories table:cell-range-address="Sheet1.C57:Sheet1.C91"/>
          </chart:axis>
          <chart:axis chart:dimension="y" chart:name="primary-y" chart:style-name="ch5">
            <chart:title svg:x="0.451cm" svg:y="8.277cm" chart:style-name="ch6">
              <text:p>fib 35 240 c (ms)</text:p>
            </chart:title>
          </chart:axis>
          <chart:series chart:style-name="ch7" chart:values-cell-range-address="Sheet1.AI20:Sheet1.AI54" chart:label-cell-address="Sheet1.AE19:Sheet1.AE19" chart:class="chart:line">
            <chart:data-point chart:repeated="35"/>
          </chart:series>
          <chart:series chart:style-name="ch8" chart:values-cell-range-address="Sheet1.AC20:Sheet1.AC54" chart:label-cell-address="Sheet1.Y56:Sheet1.Y56" chart:class="chart:line">
            <chart:data-point chart:repeated="35"/>
          </chart:series>
          <chart:series chart:style-name="ch9" chart:values-cell-range-address="Sheet1.K20:Sheet1.K54" chart:label-cell-address="Sheet1.G56:Sheet1.G56" chart:class="chart:line">
            <chart:data-point chart:repeated="35"/>
          </chart:series>
          <chart:series chart:style-name="ch10" chart:values-cell-range-address="Sheet1.Q20:Sheet1.Q54" chart:label-cell-address="Sheet1.M56:Sheet1.M56" chart:class="chart:line">
            <chart:data-point chart:repeated="35"/>
          </chart:series>
          <chart:series chart:style-name="ch11" chart:values-cell-range-address="Sheet1.W20:Sheet1.W54" chart:label-cell-address="Sheet1.S56:Sheet1.S56" chart:class="chart:line">
            <chart:data-point chart:repeated="35"/>
          </chart:series>
          <chart:series chart:style-name="ch12" chart:values-cell-range-address="Sheet1.E20:Sheet1.E54" chart:label-cell-address="Sheet1.A56:Sheet1.A56" chart:class="chart:line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serial</text:p>
                <draw:g>
                  <svg:desc>Sheet1.AE19:Sheet1.AE19</svg:desc>
                </draw:g>
              </table:table-cell>
              <table:table-cell office:value-type="string">
                <text:p>fib_cutoff_omp_none</text:p>
                <draw:g>
                  <svg:desc>Sheet1.Y56:Sheet1.Y56</svg:desc>
                </draw:g>
              </table:table-cell>
              <table:table-cell office:value-type="string">
                <text:p>fib_cutoff_omp_compact</text:p>
                <draw:g>
                  <svg:desc>Sheet1.G56:Sheet1.G56</svg:desc>
                </draw:g>
              </table:table-cell>
              <table:table-cell office:value-type="string">
                <text:p>fib_cutoff_omp_scatter</text:p>
                <draw:g>
                  <svg:desc>Sheet1.M56:Sheet1.M56</svg:desc>
                </draw:g>
              </table:table-cell>
              <table:table-cell office:value-type="string">
                <text:p>fib_cutoff_omp_balanced</text:p>
                <draw:g>
                  <svg:desc>Sheet1.S56:Sheet1.S56</svg:desc>
                </draw:g>
              </table:table-cell>
              <table:table-cell office:value-type="string">
                <text:p>fib_cutoff_cilk</text:p>
                <draw:g>
                  <svg:desc>Sheet1.A56:Sheet1.A5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57:Sheet1.C91</svg:desc>
                </draw:g>
              </table:table-cell>
              <table:table-cell office:value-type="float" office:value="735.984555">
                <text:p>735.984555</text:p>
                <draw:g>
                  <svg:desc>Sheet1.AI20:Sheet1.AI54</svg:desc>
                </draw:g>
              </table:table-cell>
              <table:table-cell office:value-type="float" office:value="1578.454469">
                <text:p>1578.454469</text:p>
                <draw:g>
                  <svg:desc>Sheet1.AC20:Sheet1.AC54</svg:desc>
                </draw:g>
              </table:table-cell>
              <table:table-cell office:value-type="float" office:value="1499.755314">
                <text:p>1499.755314</text:p>
                <draw:g>
                  <svg:desc>Sheet1.K20:Sheet1.K54</svg:desc>
                </draw:g>
              </table:table-cell>
              <table:table-cell office:value-type="float" office:value="1480.436873">
                <text:p>1480.436873</text:p>
                <draw:g>
                  <svg:desc>Sheet1.Q20:Sheet1.Q54</svg:desc>
                </draw:g>
              </table:table-cell>
              <table:table-cell office:value-type="float" office:value="1438.161823">
                <text:p>1438.161823</text:p>
                <draw:g>
                  <svg:desc>Sheet1.W20:Sheet1.W54</svg:desc>
                </draw:g>
              </table:table-cell>
              <table:table-cell office:value-type="float" office:value="518.044512">
                <text:p>518.044512</text:p>
                <draw:g>
                  <svg:desc>Sheet1.E20:Sheet1.E5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1639.055928">
                <text:p>1639.055928</text:p>
              </table:table-cell>
              <table:table-cell office:value-type="float" office:value="1467.195973">
                <text:p>1467.195973</text:p>
              </table:table-cell>
              <table:table-cell office:value-type="float" office:value="1505.473776">
                <text:p>1505.473776</text:p>
              </table:table-cell>
              <table:table-cell office:value-type="float" office:value="1457.265088">
                <text:p>1457.265088</text:p>
              </table:table-cell>
              <table:table-cell office:value-type="float" office:value="574.789417">
                <text:p>574.789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1085.438838">
                <text:p>1085.438838</text:p>
              </table:table-cell>
              <table:table-cell office:value-type="float" office:value="1059.388992">
                <text:p>1059.388992</text:p>
              </table:table-cell>
              <table:table-cell office:value-type="float" office:value="1086.139091">
                <text:p>1086.139091</text:p>
              </table:table-cell>
              <table:table-cell office:value-type="float" office:value="1037.516347">
                <text:p>1037.516347</text:p>
              </table:table-cell>
              <table:table-cell office:value-type="float" office:value="523.97135">
                <text:p>523.97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920.538489">
                <text:p>920.538489</text:p>
              </table:table-cell>
              <table:table-cell office:value-type="float" office:value="786.310743">
                <text:p>786.310743</text:p>
              </table:table-cell>
              <table:table-cell office:value-type="float" office:value="829.484286">
                <text:p>829.484286</text:p>
              </table:table-cell>
              <table:table-cell office:value-type="float" office:value="814.799768">
                <text:p>814.799768</text:p>
              </table:table-cell>
              <table:table-cell office:value-type="float" office:value="655.211009">
                <text:p>655.2110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35.984555">
                <text:p>735.984555</text:p>
              </table:table-cell>
              <table:table-cell office:value-type="float" office:value="764.843174">
                <text:p>764.843174</text:p>
              </table:table-cell>
              <table:table-cell office:value-type="float" office:value="645.63888">
                <text:p>645.63888</text:p>
              </table:table-cell>
              <table:table-cell office:value-type="float" office:value="642.40912">
                <text:p>642.40912</text:p>
              </table:table-cell>
              <table:table-cell office:value-type="float" office:value="640.097612">
                <text:p>640.097612</text:p>
              </table:table-cell>
              <table:table-cell office:value-type="float" office:value="579.085114">
                <text:p>579.085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784.70135">
                <text:p>784.70135</text:p>
              </table:table-cell>
              <table:table-cell office:value-type="float" office:value="511.14226">
                <text:p>511.14226</text:p>
              </table:table-cell>
              <table:table-cell office:value-type="float" office:value="532.871776">
                <text:p>532.871776</text:p>
              </table:table-cell>
              <table:table-cell office:value-type="float" office:value="544.31717">
                <text:p>544.31717</text:p>
              </table:table-cell>
              <table:table-cell office:value-type="float" office:value="487.91389">
                <text:p>487.91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642.389746">
                <text:p>642.389746</text:p>
              </table:table-cell>
              <table:table-cell office:value-type="float" office:value="482.618017">
                <text:p>482.618017</text:p>
              </table:table-cell>
              <table:table-cell office:value-type="float" office:value="444.618648">
                <text:p>444.618648</text:p>
              </table:table-cell>
              <table:table-cell office:value-type="float" office:value="438.417033">
                <text:p>438.417033</text:p>
              </table:table-cell>
              <table:table-cell office:value-type="float" office:value="501.458246">
                <text:p>501.458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612.932431">
                <text:p>612.932431</text:p>
              </table:table-cell>
              <table:table-cell office:value-type="float" office:value="425.841547">
                <text:p>425.841547</text:p>
              </table:table-cell>
              <table:table-cell office:value-type="float" office:value="445.550626">
                <text:p>445.550626</text:p>
              </table:table-cell>
              <table:table-cell office:value-type="float" office:value="422.055756">
                <text:p>422.055756</text:p>
              </table:table-cell>
              <table:table-cell office:value-type="float" office:value="431.368507">
                <text:p>431.368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46.377445">
                <text:p>546.377445</text:p>
              </table:table-cell>
              <table:table-cell office:value-type="float" office:value="400.460454">
                <text:p>400.460454</text:p>
              </table:table-cell>
              <table:table-cell office:value-type="float" office:value="393.206568">
                <text:p>393.206568</text:p>
              </table:table-cell>
              <table:table-cell office:value-type="float" office:value="373.291936">
                <text:p>373.291936</text:p>
              </table:table-cell>
              <table:table-cell office:value-type="float" office:value="498.361094">
                <text:p>498.3610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35.984555">
                <text:p>735.984555</text:p>
              </table:table-cell>
              <table:table-cell office:value-type="float" office:value="528.532776">
                <text:p>528.532776</text:p>
              </table:table-cell>
              <table:table-cell office:value-type="float" office:value="375.849477">
                <text:p>375.849477</text:p>
              </table:table-cell>
              <table:table-cell office:value-type="float" office:value="390.934259">
                <text:p>390.934259</text:p>
              </table:table-cell>
              <table:table-cell office:value-type="float" office:value="384.846199">
                <text:p>384.846199</text:p>
              </table:table-cell>
              <table:table-cell office:value-type="float" office:value="499.793549">
                <text:p>499.793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53.101601">
                <text:p>553.101601</text:p>
              </table:table-cell>
              <table:table-cell office:value-type="float" office:value="386.386499">
                <text:p>386.386499</text:p>
              </table:table-cell>
              <table:table-cell office:value-type="float" office:value="379.691018">
                <text:p>379.691018</text:p>
              </table:table-cell>
              <table:table-cell office:value-type="float" office:value="343.785221">
                <text:p>343.785221</text:p>
              </table:table-cell>
              <table:table-cell office:value-type="float" office:value="486.088614">
                <text:p>486.088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51.505423">
                <text:p>551.505423</text:p>
              </table:table-cell>
              <table:table-cell office:value-type="float" office:value="370.090534">
                <text:p>370.090534</text:p>
              </table:table-cell>
              <table:table-cell office:value-type="float" office:value="369.130838">
                <text:p>369.130838</text:p>
              </table:table-cell>
              <table:table-cell office:value-type="float" office:value="343.127374">
                <text:p>343.127374</text:p>
              </table:table-cell>
              <table:table-cell office:value-type="float" office:value="463.8533">
                <text:p>463.8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68.151549">
                <text:p>568.151549</text:p>
              </table:table-cell>
              <table:table-cell office:value-type="float" office:value="342.804739">
                <text:p>342.804739</text:p>
              </table:table-cell>
              <table:table-cell office:value-type="float" office:value="351.299897">
                <text:p>351.299897</text:p>
              </table:table-cell>
              <table:table-cell office:value-type="float" office:value="370.650479">
                <text:p>370.650479</text:p>
              </table:table-cell>
              <table:table-cell office:value-type="float" office:value="486.054804">
                <text:p>486.054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79.324602">
                <text:p>579.324602</text:p>
              </table:table-cell>
              <table:table-cell office:value-type="float" office:value="360.946126">
                <text:p>360.946126</text:p>
              </table:table-cell>
              <table:table-cell office:value-type="float" office:value="344.260288">
                <text:p>344.260288</text:p>
              </table:table-cell>
              <table:table-cell office:value-type="float" office:value="357.219806">
                <text:p>357.219806</text:p>
              </table:table-cell>
              <table:table-cell office:value-type="float" office:value="465.853205">
                <text:p>465.85320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35.984555">
                <text:p>735.984555</text:p>
              </table:table-cell>
              <table:table-cell office:value-type="float" office:value="466.371771">
                <text:p>466.371771</text:p>
              </table:table-cell>
              <table:table-cell office:value-type="float" office:value="364.904878">
                <text:p>364.904878</text:p>
              </table:table-cell>
              <table:table-cell office:value-type="float" office:value="346.084667">
                <text:p>346.084667</text:p>
              </table:table-cell>
              <table:table-cell office:value-type="float" office:value="353.788729">
                <text:p>353.788729</text:p>
              </table:table-cell>
              <table:table-cell office:value-type="float" office:value="527.380166">
                <text:p>527.38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454.960893">
                <text:p>454.960893</text:p>
              </table:table-cell>
              <table:table-cell office:value-type="float" office:value="347.333831">
                <text:p>347.333831</text:p>
              </table:table-cell>
              <table:table-cell office:value-type="float" office:value="349.205812">
                <text:p>349.205812</text:p>
              </table:table-cell>
              <table:table-cell office:value-type="float" office:value="338.14939">
                <text:p>338.14939</text:p>
              </table:table-cell>
              <table:table-cell office:value-type="float" office:value="432.799999">
                <text:p>432.7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27.692152">
                <text:p>527.692152</text:p>
              </table:table-cell>
              <table:table-cell office:value-type="float" office:value="395.03749">
                <text:p>395.03749</text:p>
              </table:table-cell>
              <table:table-cell office:value-type="float" office:value="334.82789">
                <text:p>334.82789</text:p>
              </table:table-cell>
              <table:table-cell office:value-type="float" office:value="333.689779">
                <text:p>333.689779</text:p>
              </table:table-cell>
              <table:table-cell office:value-type="float" office:value="436.243073">
                <text:p>436.243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400.651187">
                <text:p>400.651187</text:p>
              </table:table-cell>
              <table:table-cell office:value-type="float" office:value="378.59063">
                <text:p>378.59063</text:p>
              </table:table-cell>
              <table:table-cell office:value-type="float" office:value="347.828146">
                <text:p>347.828146</text:p>
              </table:table-cell>
              <table:table-cell office:value-type="float" office:value="356.543034">
                <text:p>356.543034</text:p>
              </table:table-cell>
              <table:table-cell office:value-type="float" office:value="437.490377">
                <text:p>437.490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495.536797">
                <text:p>495.536797</text:p>
              </table:table-cell>
              <table:table-cell office:value-type="float" office:value="382.01337">
                <text:p>382.01337</text:p>
              </table:table-cell>
              <table:table-cell office:value-type="float" office:value="342.336857">
                <text:p>342.336857</text:p>
              </table:table-cell>
              <table:table-cell office:value-type="float" office:value="330.667754">
                <text:p>330.667754</text:p>
              </table:table-cell>
              <table:table-cell office:value-type="float" office:value="476.444887">
                <text:p>476.4448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35.984555">
                <text:p>735.984555</text:p>
              </table:table-cell>
              <table:table-cell office:value-type="float" office:value="532.106022">
                <text:p>532.106022</text:p>
              </table:table-cell>
              <table:table-cell office:value-type="float" office:value="351.494095">
                <text:p>351.494095</text:p>
              </table:table-cell>
              <table:table-cell office:value-type="float" office:value="353.024962">
                <text:p>353.024962</text:p>
              </table:table-cell>
              <table:table-cell office:value-type="float" office:value="367.075437">
                <text:p>367.075437</text:p>
              </table:table-cell>
              <table:table-cell office:value-type="float" office:value="467.055151">
                <text:p>467.055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51.249895">
                <text:p>551.249895</text:p>
              </table:table-cell>
              <table:table-cell office:value-type="float" office:value="383.616027">
                <text:p>383.616027</text:p>
              </table:table-cell>
              <table:table-cell office:value-type="float" office:value="352.88055">
                <text:p>352.88055</text:p>
              </table:table-cell>
              <table:table-cell office:value-type="float" office:value="341.192008">
                <text:p>341.192008</text:p>
              </table:table-cell>
              <table:table-cell office:value-type="float" office:value="424.263526">
                <text:p>424.263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612.399111">
                <text:p>612.399111</text:p>
              </table:table-cell>
              <table:table-cell office:value-type="float" office:value="364.293417">
                <text:p>364.293417</text:p>
              </table:table-cell>
              <table:table-cell office:value-type="float" office:value="398.819753">
                <text:p>398.819753</text:p>
              </table:table-cell>
              <table:table-cell office:value-type="float" office:value="348.34838">
                <text:p>348.34838</text:p>
              </table:table-cell>
              <table:table-cell office:value-type="float" office:value="466.308002">
                <text:p>466.308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617.423735">
                <text:p>617.423735</text:p>
              </table:table-cell>
              <table:table-cell office:value-type="float" office:value="383.518895">
                <text:p>383.518895</text:p>
              </table:table-cell>
              <table:table-cell office:value-type="float" office:value="372.487943">
                <text:p>372.487943</text:p>
              </table:table-cell>
              <table:table-cell office:value-type="float" office:value="320.954483">
                <text:p>320.954483</text:p>
              </table:table-cell>
              <table:table-cell office:value-type="float" office:value="398.767016">
                <text:p>398.767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56.593179">
                <text:p>556.593179</text:p>
              </table:table-cell>
              <table:table-cell office:value-type="float" office:value="379.542436">
                <text:p>379.542436</text:p>
              </table:table-cell>
              <table:table-cell office:value-type="float" office:value="371.02662">
                <text:p>371.02662</text:p>
              </table:table-cell>
              <table:table-cell office:value-type="float" office:value="349.288251">
                <text:p>349.288251</text:p>
              </table:table-cell>
              <table:table-cell office:value-type="float" office:value="437.43052">
                <text:p>437.4305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35.984555">
                <text:p>735.984555</text:p>
              </table:table-cell>
              <table:table-cell office:value-type="float" office:value="500.220115">
                <text:p>500.220115</text:p>
              </table:table-cell>
              <table:table-cell office:value-type="float" office:value="353.202352">
                <text:p>353.202352</text:p>
              </table:table-cell>
              <table:table-cell office:value-type="float" office:value="345.684596">
                <text:p>345.684596</text:p>
              </table:table-cell>
              <table:table-cell office:value-type="float" office:value="348.927572">
                <text:p>348.927572</text:p>
              </table:table-cell>
              <table:table-cell office:value-type="float" office:value="399.262294">
                <text:p>399.262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474.736309">
                <text:p>474.736309</text:p>
              </table:table-cell>
              <table:table-cell office:value-type="float" office:value="336.959121">
                <text:p>336.959121</text:p>
              </table:table-cell>
              <table:table-cell office:value-type="float" office:value="313.734151">
                <text:p>313.734151</text:p>
              </table:table-cell>
              <table:table-cell office:value-type="float" office:value="306.362412">
                <text:p>306.362412</text:p>
              </table:table-cell>
              <table:table-cell office:value-type="float" office:value="398.765926">
                <text:p>398.765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429.9195">
                <text:p>429.9195</text:p>
              </table:table-cell>
              <table:table-cell office:value-type="float" office:value="332.020079">
                <text:p>332.020079</text:p>
              </table:table-cell>
              <table:table-cell office:value-type="float" office:value="320.766445">
                <text:p>320.766445</text:p>
              </table:table-cell>
              <table:table-cell office:value-type="float" office:value="297.775256">
                <text:p>297.775256</text:p>
              </table:table-cell>
              <table:table-cell office:value-type="float" office:value="443.119406">
                <text:p>443.119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453.650591">
                <text:p>453.650591</text:p>
              </table:table-cell>
              <table:table-cell office:value-type="float" office:value="317.90006">
                <text:p>317.90006</text:p>
              </table:table-cell>
              <table:table-cell office:value-type="float" office:value="317.821919">
                <text:p>317.821919</text:p>
              </table:table-cell>
              <table:table-cell office:value-type="float" office:value="310.774164">
                <text:p>310.774164</text:p>
              </table:table-cell>
              <table:table-cell office:value-type="float" office:value="489.705741">
                <text:p>489.705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435.988956">
                <text:p>435.988956</text:p>
              </table:table-cell>
              <table:table-cell office:value-type="float" office:value="345.966686">
                <text:p>345.966686</text:p>
              </table:table-cell>
              <table:table-cell office:value-type="float" office:value="336.736439">
                <text:p>336.736439</text:p>
              </table:table-cell>
              <table:table-cell office:value-type="float" office:value="328.809309">
                <text:p>328.809309</text:p>
              </table:table-cell>
              <table:table-cell office:value-type="float" office:value="571.827442">
                <text:p>571.8274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35.984555">
                <text:p>735.984555</text:p>
              </table:table-cell>
              <table:table-cell office:value-type="float" office:value="468.652292">
                <text:p>468.652292</text:p>
              </table:table-cell>
              <table:table-cell office:value-type="float" office:value="362.262909">
                <text:p>362.262909</text:p>
              </table:table-cell>
              <table:table-cell office:value-type="float" office:value="371.164041">
                <text:p>371.164041</text:p>
              </table:table-cell>
              <table:table-cell office:value-type="float" office:value="368.207261">
                <text:p>368.207261</text:p>
              </table:table-cell>
              <table:table-cell office:value-type="float" office:value="657.148428">
                <text:p>657.148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53.348599">
                <text:p>553.348599</text:p>
              </table:table-cell>
              <table:table-cell office:value-type="float" office:value="420.004142">
                <text:p>420.004142</text:p>
              </table:table-cell>
              <table:table-cell office:value-type="float" office:value="433.176974">
                <text:p>433.176974</text:p>
              </table:table-cell>
              <table:table-cell office:value-type="float" office:value="417.049287">
                <text:p>417.049287</text:p>
              </table:table-cell>
              <table:table-cell office:value-type="float" office:value="682.252244">
                <text:p>682.252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604.227037">
                <text:p>604.227037</text:p>
              </table:table-cell>
              <table:table-cell office:value-type="float" office:value="532.549012">
                <text:p>532.549012</text:p>
              </table:table-cell>
              <table:table-cell office:value-type="float" office:value="556.820223">
                <text:p>556.820223</text:p>
              </table:table-cell>
              <table:table-cell office:value-type="float" office:value="543.710647">
                <text:p>543.710647</text:p>
              </table:table-cell>
              <table:table-cell office:value-type="float" office:value="907.693938">
                <text:p>907.69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1027.343791">
                <text:p>1027.343791</text:p>
              </table:table-cell>
              <table:table-cell office:value-type="float" office:value="711.947829">
                <text:p>711.947829</text:p>
              </table:table-cell>
              <table:table-cell office:value-type="float" office:value="704.634601">
                <text:p>704.634601</text:p>
              </table:table-cell>
              <table:table-cell office:value-type="float" office:value="676.639443">
                <text:p>676.639443</text:p>
              </table:table-cell>
              <table:table-cell office:value-type="float" office:value="927.366707">
                <text:p>927.366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1060.33233">
                <text:p>1060.33233</text:p>
              </table:table-cell>
              <table:table-cell office:value-type="float" office:value="956.834094">
                <text:p>956.834094</text:p>
              </table:table-cell>
              <table:table-cell office:value-type="float" office:value="960.46649">
                <text:p>960.46649</text:p>
              </table:table-cell>
              <table:table-cell office:value-type="float" office:value="933.783882">
                <text:p>933.783882</text:p>
              </table:table-cell>
              <table:table-cell office:value-type="float" office:value="1131.902059">
                <text:p>1131.90205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35.984555">
                <text:p>735.984555</text:p>
              </table:table-cell>
              <table:table-cell office:value-type="float" office:value="1481.17254">
                <text:p>1481.17254</text:p>
              </table:table-cell>
              <table:table-cell office:value-type="float" office:value="1395.057058">
                <text:p>1395.057058</text:p>
              </table:table-cell>
              <table:table-cell office:value-type="float" office:value="1382.972871">
                <text:p>1382.972871</text:p>
              </table:table-cell>
              <table:table-cell office:value-type="float" office:value="1359.163577">
                <text:p>1359.163577</text:p>
              </table:table-cell>
              <table:table-cell office:value-type="float" office:value="1395.931106">
                <text:p>1395.931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49cm" svg:height="15.191cm" xlink:href=".." xlink:type="simple" chart:class="chart:line" chart:style-name="ch1">
        <chart:plot-area chart:style-name="ch2" table:cell-range-address="Sheet1.C57:Sheet1.C91 Sheet1.Y56:Sheet1.Y56 Sheet1.AC57:Sheet1.AC91 Sheet1.G56:Sheet1.G56 Sheet1.K57:Sheet1.K91 Sheet1.M56:Sheet1.M56 Sheet1.Q57:Sheet1.Q91 Sheet1.S56:Sheet1.S56 Sheet1.W57:Sheet1.W91 Sheet1.A56:Sheet1.A56 Sheet1.E57:Sheet1.E91" chart:data-source-has-labels="both" svg:x="1.419cm" svg:y="0.303cm" svg:width="22.15cm" svg:height="13.676cm">
          <chartooo:coordinate-region svg:x="2.067cm" svg:y="0.463cm" svg:width="21.368cm" svg:height="13.001cm"/>
          <chart:axis chart:dimension="x" chart:name="primary-x" chart:style-name="ch3" chartooo:axis-type="auto">
            <chartooo:date-scale/>
            <chart:title svg:x="12.363cm" svg:y="14.282cm" chart:style-name="ch4">
              <text:p>c</text:p>
            </chart:title>
            <chart:categories table:cell-range-address="Sheet1.C57:Sheet1.C91"/>
          </chart:axis>
          <chart:axis chart:dimension="y" chart:name="primary-y" chart:style-name="ch5">
            <chart:title svg:x="0.451cm" svg:y="7.946cm" chart:style-name="ch6">
              <text:p>fib 35 240 c</text:p>
            </chart:title>
          </chart:axis>
          <chart:series chart:style-name="ch7" chart:values-cell-range-address="Sheet1.AC57:Sheet1.AC91" chart:label-cell-address="Sheet1.Y56:Sheet1.Y56" chart:class="chart:line">
            <chart:data-point chart:repeated="35"/>
          </chart:series>
          <chart:series chart:style-name="ch8" chart:values-cell-range-address="Sheet1.K57:Sheet1.K91" chart:label-cell-address="Sheet1.G56:Sheet1.G56" chart:class="chart:line">
            <chart:data-point chart:repeated="35"/>
          </chart:series>
          <chart:series chart:style-name="ch9" chart:values-cell-range-address="Sheet1.Q57:Sheet1.Q91" chart:label-cell-address="Sheet1.M56:Sheet1.M56" chart:class="chart:line">
            <chart:data-point chart:repeated="35"/>
          </chart:series>
          <chart:series chart:style-name="ch10" chart:values-cell-range-address="Sheet1.W57:Sheet1.W91" chart:label-cell-address="Sheet1.S56:Sheet1.S56" chart:class="chart:line">
            <chart:data-point chart:repeated="35"/>
          </chart:series>
          <chart:series chart:style-name="ch11" chart:values-cell-range-address="Sheet1.E57:Sheet1.E91" chart:label-cell-address="Sheet1.A56:Sheet1.A56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cutoff_omp_none</text:p>
                <draw:g>
                  <svg:desc>Sheet1.Y56:Sheet1.Y56</svg:desc>
                </draw:g>
              </table:table-cell>
              <table:table-cell office:value-type="string">
                <text:p>fib_cutoff_omp_compact</text:p>
                <draw:g>
                  <svg:desc>Sheet1.G56:Sheet1.G56</svg:desc>
                </draw:g>
              </table:table-cell>
              <table:table-cell office:value-type="string">
                <text:p>fib_cutoff_omp_scatter</text:p>
                <draw:g>
                  <svg:desc>Sheet1.M56:Sheet1.M56</svg:desc>
                </draw:g>
              </table:table-cell>
              <table:table-cell office:value-type="string">
                <text:p>fib_cutoff_omp_balanced</text:p>
                <draw:g>
                  <svg:desc>Sheet1.S56:Sheet1.S56</svg:desc>
                </draw:g>
              </table:table-cell>
              <table:table-cell office:value-type="string">
                <text:p>fib_cutoff_cilk</text:p>
                <draw:g>
                  <svg:desc>Sheet1.A56:Sheet1.A5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57:Sheet1.C91</svg:desc>
                </draw:g>
              </table:table-cell>
              <table:table-cell office:value-type="float" office:value="0.466269106556028">
                <text:p>0.466269106556028</text:p>
                <draw:g>
                  <svg:desc>Sheet1.AC57:Sheet1.AC91</svg:desc>
                </draw:g>
              </table:table-cell>
              <table:table-cell office:value-type="float" office:value="0.490736420887921">
                <text:p>0.490736420887921</text:p>
                <draw:g>
                  <svg:desc>Sheet1.K57:Sheet1.K91</svg:desc>
                </draw:g>
              </table:table-cell>
              <table:table-cell office:value-type="float" office:value="0.497140113450822">
                <text:p>0.497140113450822</text:p>
                <draw:g>
                  <svg:desc>Sheet1.Q57:Sheet1.Q91</svg:desc>
                </draw:g>
              </table:table-cell>
              <table:table-cell office:value-type="float" office:value="0.511753644986028">
                <text:p>0.511753644986028</text:p>
                <draw:g>
                  <svg:desc>Sheet1.W57:Sheet1.W91</svg:desc>
                </draw:g>
              </table:table-cell>
              <table:table-cell office:value-type="float" office:value="1.42069752299586">
                <text:p>1.42069752299586</text:p>
                <draw:g>
                  <svg:desc>Sheet1.E57:Sheet1.E9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902955562844">
                <text:p>0.44902955562844</text:p>
              </table:table-cell>
              <table:table-cell office:value-type="float" office:value="0.5016266187639">
                <text:p>0.5016266187639</text:p>
              </table:table-cell>
              <table:table-cell office:value-type="float" office:value="0.488872384715654">
                <text:p>0.488872384715654</text:p>
              </table:table-cell>
              <table:table-cell office:value-type="float" office:value="0.505045074544461">
                <text:p>0.505045074544461</text:p>
              </table:table-cell>
              <table:table-cell office:value-type="float" office:value="1.28044207710247">
                <text:p>1.28044207710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8052534361222">
                <text:p>0.678052534361222</text:p>
              </table:table-cell>
              <table:table-cell office:value-type="float" office:value="0.694725507398891">
                <text:p>0.694725507398891</text:p>
              </table:table-cell>
              <table:table-cell office:value-type="float" office:value="0.677615381951113">
                <text:p>0.677615381951113</text:p>
              </table:table-cell>
              <table:table-cell office:value-type="float" office:value="0.709371526654124">
                <text:p>0.709371526654124</text:p>
              </table:table-cell>
              <table:table-cell office:value-type="float" office:value="1.40462747629236">
                <text:p>1.40462747629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515244386484">
                <text:p>0.799515244386484</text:p>
              </table:table-cell>
              <table:table-cell office:value-type="float" office:value="0.935997074378011">
                <text:p>0.935997074378011</text:p>
              </table:table-cell>
              <table:table-cell office:value-type="float" office:value="0.887279683801026">
                <text:p>0.887279683801026</text:p>
              </table:table-cell>
              <table:table-cell office:value-type="float" office:value="0.90327045233032">
                <text:p>0.90327045233032</text:p>
              </table:table-cell>
              <table:table-cell office:value-type="float" office:value="1.12327867647291">
                <text:p>1.1232786764729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62268580042266">
                <text:p>0.962268580042266</text:p>
              </table:table-cell>
              <table:table-cell office:value-type="float" office:value="1.13993220947289">
                <text:p>1.13993220947289</text:p>
              </table:table-cell>
              <table:table-cell office:value-type="float" office:value="1.14566330409506">
                <text:p>1.14566330409506</text:p>
              </table:table-cell>
              <table:table-cell office:value-type="float" office:value="1.14980050105233">
                <text:p>1.14980050105233</text:p>
              </table:table-cell>
              <table:table-cell office:value-type="float" office:value="1.2709436613147">
                <text:p>1.2709436613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7916769226917">
                <text:p>0.937916769226917</text:p>
              </table:table-cell>
              <table:table-cell office:value-type="float" office:value="1.43988203010254">
                <text:p>1.43988203010254</text:p>
              </table:table-cell>
              <table:table-cell office:value-type="float" office:value="1.38116632958995">
                <text:p>1.38116632958995</text:p>
              </table:table-cell>
              <table:table-cell office:value-type="float" office:value="1.35212445163176">
                <text:p>1.35212445163176</text:p>
              </table:table-cell>
              <table:table-cell office:value-type="float" office:value="1.50843124183245">
                <text:p>1.50843124183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4569785645364">
                <text:p>1.14569785645364</text:p>
              </table:table-cell>
              <table:table-cell office:value-type="float" office:value="1.52498358758952">
                <text:p>1.52498358758952</text:p>
              </table:table-cell>
              <table:table-cell office:value-type="float" office:value="1.65531643423107">
                <text:p>1.65531643423107</text:p>
              </table:table-cell>
              <table:table-cell office:value-type="float" office:value="1.67873166323809">
                <text:p>1.67873166323809</text:p>
              </table:table-cell>
              <table:table-cell office:value-type="float" office:value="1.46768860791652">
                <text:p>1.46768860791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0075968863198">
                <text:p>1.20075968863198</text:p>
              </table:table-cell>
              <table:table-cell office:value-type="float" office:value="1.72830612744322">
                <text:p>1.72830612744322</text:p>
              </table:table-cell>
              <table:table-cell office:value-type="float" office:value="1.6518539354493">
                <text:p>1.6518539354493</text:p>
              </table:table-cell>
              <table:table-cell office:value-type="float" office:value="1.74380883221505">
                <text:p>1.74380883221505</text:p>
              </table:table-cell>
              <table:table-cell office:value-type="float" office:value="1.70616200083424">
                <text:p>1.70616200083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4702587329534">
                <text:p>1.34702587329534</text:p>
              </table:table-cell>
              <table:table-cell office:value-type="float" office:value="1.83784577889931">
                <text:p>1.83784577889931</text:p>
              </table:table-cell>
              <table:table-cell office:value-type="float" office:value="1.87175041033394">
                <text:p>1.87175041033394</text:p>
              </table:table-cell>
              <table:table-cell office:value-type="float" office:value="1.97160582381292">
                <text:p>1.97160582381292</text:p>
              </table:table-cell>
              <table:table-cell office:value-type="float" office:value="1.47680981493311">
                <text:p>1.476809814933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9250504116324">
                <text:p>1.39250504116324</text:p>
              </table:table-cell>
              <table:table-cell office:value-type="float" office:value="1.9581896478201">
                <text:p>1.9581896478201</text:p>
              </table:table-cell>
              <table:table-cell office:value-type="float" office:value="1.88262997692407">
                <text:p>1.88262997692407</text:p>
              </table:table-cell>
              <table:table-cell office:value-type="float" office:value="1.9124121711801">
                <text:p>1.9124121711801</text:p>
              </table:table-cell>
              <table:table-cell office:value-type="float" office:value="1.47257714004628">
                <text:p>1.47257714004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3064983661112">
                <text:p>1.33064983661112</text:p>
              </table:table-cell>
              <table:table-cell office:value-type="float" office:value="1.90478848744661">
                <text:p>1.90478848744661</text:p>
              </table:table-cell>
              <table:table-cell office:value-type="float" office:value="1.93837757573712">
                <text:p>1.93837757573712</text:p>
              </table:table-cell>
              <table:table-cell office:value-type="float" office:value="2.14082662675019">
                <text:p>2.14082662675019</text:p>
              </table:table-cell>
              <table:table-cell office:value-type="float" office:value="1.5140954422767">
                <text:p>1.5140954422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3450102992006">
                <text:p>1.33450102992006</text:p>
              </table:table-cell>
              <table:table-cell office:value-type="float" office:value="1.98866084751036">
                <text:p>1.98866084751036</text:p>
              </table:table-cell>
              <table:table-cell office:value-type="float" office:value="1.99383112770437">
                <text:p>1.99383112770437</text:p>
              </table:table-cell>
              <table:table-cell office:value-type="float" office:value="2.14493103951537">
                <text:p>2.14493103951537</text:p>
              </table:table-cell>
              <table:table-cell office:value-type="float" office:value="1.58667525918216">
                <text:p>1.58667525918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9540182772607">
                <text:p>1.29540182772607</text:p>
              </table:table-cell>
              <table:table-cell office:value-type="float" office:value="2.14694976839279">
                <text:p>2.14694976839279</text:p>
              </table:table-cell>
              <table:table-cell office:value-type="float" office:value="2.09503208308655">
                <text:p>2.09503208308655</text:p>
              </table:table-cell>
              <table:table-cell office:value-type="float" office:value="1.98565655974776">
                <text:p>1.98565655974776</text:p>
              </table:table-cell>
              <table:table-cell office:value-type="float" office:value="1.51420076284237">
                <text:p>1.51420076284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7041826371461">
                <text:p>1.27041826371461</text:p>
              </table:table-cell>
              <table:table-cell office:value-type="float" office:value="2.03904267696725">
                <text:p>2.03904267696725</text:p>
              </table:table-cell>
              <table:table-cell office:value-type="float" office:value="2.13787236185662">
                <text:p>2.13787236185662</text:p>
              </table:table-cell>
              <table:table-cell office:value-type="float" office:value="2.06031284558729">
                <text:p>2.06031284558729</text:p>
              </table:table-cell>
              <table:table-cell office:value-type="float" office:value="1.57986367186204">
                <text:p>1.579863671862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57810699696059">
                <text:p>1.57810699696059</text:p>
              </table:table-cell>
              <table:table-cell office:value-type="float" office:value="2.01692166745987">
                <text:p>2.01692166745987</text:p>
              </table:table-cell>
              <table:table-cell office:value-type="float" office:value="2.12660260675461">
                <text:p>2.12660260675461</text:p>
              </table:table-cell>
              <table:table-cell office:value-type="float" office:value="2.08029395701862">
                <text:p>2.08029395701862</text:p>
              </table:table-cell>
              <table:table-cell office:value-type="float" office:value="1.39554841544799">
                <text:p>1.39554841544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1768751188028">
                <text:p>1.61768751188028</text:p>
              </table:table-cell>
              <table:table-cell office:value-type="float" office:value="2.11895441593192">
                <text:p>2.11895441593192</text:p>
              </table:table-cell>
              <table:table-cell office:value-type="float" office:value="2.10759537702082">
                <text:p>2.10759537702082</text:p>
              </table:table-cell>
              <table:table-cell office:value-type="float" office:value="2.17650712012226">
                <text:p>2.17650712012226</text:p>
              </table:table-cell>
              <table:table-cell office:value-type="float" office:value="1.70051884635055">
                <text:p>1.70051884635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9472332914286">
                <text:p>1.39472332914286</text:p>
              </table:table-cell>
              <table:table-cell office:value-type="float" office:value="1.86307521091226">
                <text:p>1.86307521091226</text:p>
              </table:table-cell>
              <table:table-cell office:value-type="float" office:value="2.19809811840943">
                <text:p>2.19809811840943</text:p>
              </table:table-cell>
              <table:table-cell office:value-type="float" office:value="2.20559514050923">
                <text:p>2.20559514050923</text:p>
              </table:table-cell>
              <table:table-cell office:value-type="float" office:value="1.68709740177353">
                <text:p>1.68709740177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3697085864368">
                <text:p>1.83697085864368</text:p>
              </table:table-cell>
              <table:table-cell office:value-type="float" office:value="1.94401154355035">
                <text:p>1.94401154355035</text:p>
              </table:table-cell>
              <table:table-cell office:value-type="float" office:value="2.11594306977101">
                <text:p>2.11594306977101</text:p>
              </table:table-cell>
              <table:table-cell office:value-type="float" office:value="2.06422362749064">
                <text:p>2.06422362749064</text:p>
              </table:table-cell>
              <table:table-cell office:value-type="float" office:value="1.68228741406122">
                <text:p>1.68228741406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8522684784597">
                <text:p>1.48522684784597</text:p>
              </table:table-cell>
              <table:table-cell office:value-type="float" office:value="1.92659370796368">
                <text:p>1.92659370796368</text:p>
              </table:table-cell>
              <table:table-cell office:value-type="float" office:value="2.14988406872007">
                <text:p>2.14988406872007</text:p>
              </table:table-cell>
              <table:table-cell office:value-type="float" office:value="2.22575242398749">
                <text:p>2.22575242398749</text:p>
              </table:table-cell>
              <table:table-cell office:value-type="float" office:value="1.54474226732545">
                <text:p>1.544742267325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8315396663562">
                <text:p>1.38315396663562</text:p>
              </table:table-cell>
              <table:table-cell office:value-type="float" office:value="2.09387459268697">
                <text:p>2.09387459268697</text:p>
              </table:table-cell>
              <table:table-cell office:value-type="float" office:value="2.08479465823156">
                <text:p>2.08479465823156</text:p>
              </table:table-cell>
              <table:table-cell office:value-type="float" office:value="2.00499537919232">
                <text:p>2.00499537919232</text:p>
              </table:table-cell>
              <table:table-cell office:value-type="float" office:value="1.57579796181287">
                <text:p>1.57579796181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3511962845816">
                <text:p>1.33511962845816</text:p>
              </table:table-cell>
              <table:table-cell office:value-type="float" office:value="1.91854485527009">
                <text:p>1.91854485527009</text:p>
              </table:table-cell>
              <table:table-cell office:value-type="float" office:value="2.0856478346568">
                <text:p>2.0856478346568</text:p>
              </table:table-cell>
              <table:table-cell office:value-type="float" office:value="2.15709787375793">
                <text:p>2.15709787375793</text:p>
              </table:table-cell>
              <table:table-cell office:value-type="float" office:value="1.73473445134192">
                <text:p>1.73473445134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0180539419496">
                <text:p>1.20180539419496</text:p>
              </table:table-cell>
              <table:table-cell office:value-type="float" office:value="2.02030704002538">
                <text:p>2.02030704002538</text:p>
              </table:table-cell>
              <table:table-cell office:value-type="float" office:value="1.84540647614312">
                <text:p>1.84540647614312</text:p>
              </table:table-cell>
              <table:table-cell office:value-type="float" office:value="2.11278305643333">
                <text:p>2.11278305643333</text:p>
              </table:table-cell>
              <table:table-cell office:value-type="float" office:value="1.57832280776516">
                <text:p>1.57832280776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9202504419432">
                <text:p>1.19202504419432</text:p>
              </table:table-cell>
              <table:table-cell office:value-type="float" office:value="1.91903075596836">
                <text:p>1.91903075596836</text:p>
              </table:table-cell>
              <table:table-cell office:value-type="float" office:value="1.97586141734526">
                <text:p>1.97586141734526</text:p>
              </table:table-cell>
              <table:table-cell office:value-type="float" office:value="2.29311193325815">
                <text:p>2.29311193325815</text:p>
              </table:table-cell>
              <table:table-cell office:value-type="float" office:value="1.84565053143713">
                <text:p>1.84565053143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2230250525582">
                <text:p>1.32230250525582</text:p>
              </table:table-cell>
              <table:table-cell office:value-type="float" office:value="1.93913640528987">
                <text:p>1.93913640528987</text:p>
              </table:table-cell>
              <table:table-cell office:value-type="float" office:value="1.9836435321002">
                <text:p>1.9836435321002</text:p>
              </table:table-cell>
              <table:table-cell office:value-type="float" office:value="2.10709794243838">
                <text:p>2.10709794243838</text:p>
              </table:table-cell>
              <table:table-cell office:value-type="float" office:value="1.68251761445452">
                <text:p>1.6825176144545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4713213901844">
                <text:p>1.4713213901844</text:p>
              </table:table-cell>
              <table:table-cell office:value-type="float" office:value="2.08374760482909">
                <text:p>2.08374760482909</text:p>
              </table:table-cell>
              <table:table-cell office:value-type="float" office:value="2.12906378680524">
                <text:p>2.12906378680524</text:p>
              </table:table-cell>
              <table:table-cell office:value-type="float" office:value="2.10927600470621">
                <text:p>2.10927600470621</text:p>
              </table:table-cell>
              <table:table-cell office:value-type="float" office:value="1.84336103373689">
                <text:p>1.84336103373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5030180133115">
                <text:p>1.55030180133115</text:p>
              </table:table-cell>
              <table:table-cell office:value-type="float" office:value="2.1841953789997">
                <text:p>2.1841953789997</text:p>
              </table:table-cell>
              <table:table-cell office:value-type="float" office:value="2.34588600780028">
                <text:p>2.34588600780028</text:p>
              </table:table-cell>
              <table:table-cell office:value-type="float" office:value="2.40233307407176">
                <text:p>2.40233307407176</text:p>
              </table:table-cell>
              <table:table-cell office:value-type="float" office:value="1.84565557639947">
                <text:p>1.84565557639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1191247431205">
                <text:p>1.71191247431205</text:p>
              </table:table-cell>
              <table:table-cell office:value-type="float" office:value="2.21668688597595">
                <text:p>2.21668688597595</text:p>
              </table:table-cell>
              <table:table-cell office:value-type="float" office:value="2.2944561891441">
                <text:p>2.2944561891441</text:p>
              </table:table-cell>
              <table:table-cell office:value-type="float" office:value="2.47161085473133">
                <text:p>2.47161085473133</text:p>
              </table:table-cell>
              <table:table-cell office:value-type="float" office:value="1.66091700122924">
                <text:p>1.66091700122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2235996073022">
                <text:p>1.62235996073022</text:p>
              </table:table-cell>
              <table:table-cell office:value-type="float" office:value="2.31514443564433">
                <text:p>2.31514443564433</text:p>
              </table:table-cell>
              <table:table-cell office:value-type="float" office:value="2.31571364654683">
                <text:p>2.31571364654683</text:p>
              </table:table-cell>
              <table:table-cell office:value-type="float" office:value="2.3682295385404">
                <text:p>2.3682295385404</text:p>
              </table:table-cell>
              <table:table-cell office:value-type="float" office:value="1.50291183741707">
                <text:p>1.50291183741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8808072973298">
                <text:p>1.68808072973298</text:p>
              </table:table-cell>
              <table:table-cell office:value-type="float" office:value="2.12732781733788">
                <text:p>2.12732781733788</text:p>
              </table:table-cell>
              <table:table-cell office:value-type="float" office:value="2.18563977568225">
                <text:p>2.18563977568225</text:p>
              </table:table-cell>
              <table:table-cell office:value-type="float" office:value="2.23833247677303">
                <text:p>2.23833247677303</text:p>
              </table:table-cell>
              <table:table-cell office:value-type="float" office:value="1.2870745629588">
                <text:p>1.28707456295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57042772981893">
                <text:p>1.57042772981893</text:p>
              </table:table-cell>
              <table:table-cell office:value-type="float" office:value="2.0316309970337">
                <text:p>2.0316309970337</text:p>
              </table:table-cell>
              <table:table-cell office:value-type="float" office:value="1.98290910136955">
                <text:p>1.98290910136955</text:p>
              </table:table-cell>
              <table:table-cell office:value-type="float" office:value="1.99883226908988">
                <text:p>1.99883226908988</text:p>
              </table:table-cell>
              <table:table-cell office:value-type="float" office:value="1.1199670023406">
                <text:p>1.1199670023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3005587495849">
                <text:p>1.33005587495849</text:p>
              </table:table-cell>
              <table:table-cell office:value-type="float" office:value="1.75232689729046">
                <text:p>1.75232689729046</text:p>
              </table:table-cell>
              <table:table-cell office:value-type="float" office:value="1.6990389590745">
                <text:p>1.6990389590745</text:p>
              </table:table-cell>
              <table:table-cell office:value-type="float" office:value="1.76474238882945">
                <text:p>1.76474238882945</text:p>
              </table:table-cell>
              <table:table-cell office:value-type="float" office:value="1.07875725066871">
                <text:p>1.07875725066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1805961986438">
                <text:p>1.21805961986438</text:p>
              </table:table-cell>
              <table:table-cell office:value-type="float" office:value="1.38200341830697">
                <text:p>1.38200341830697</text:p>
              </table:table-cell>
              <table:table-cell office:value-type="float" office:value="1.32176333509352">
                <text:p>1.32176333509352</text:p>
              </table:table-cell>
              <table:table-cell office:value-type="float" office:value="1.35363278070955">
                <text:p>1.35363278070955</text:p>
              </table:table-cell>
              <table:table-cell office:value-type="float" office:value="0.810828985617837">
                <text:p>0.810828985617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6395583881034">
                <text:p>0.716395583881034</text:p>
              </table:table-cell>
              <table:table-cell office:value-type="float" office:value="1.033761920496">
                <text:p>1.033761920496</text:p>
              </table:table-cell>
              <table:table-cell office:value-type="float" office:value="1.04449107942685">
                <text:p>1.04449107942685</text:p>
              </table:table-cell>
              <table:table-cell office:value-type="float" office:value="1.08770566453662">
                <text:p>1.08770566453662</text:p>
              </table:table-cell>
              <table:table-cell office:value-type="float" office:value="0.79362839904064">
                <text:p>0.79362839904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4107436109206">
                <text:p>0.694107436109206</text:p>
              </table:table-cell>
              <table:table-cell office:value-type="float" office:value="0.769187218155293">
                <text:p>0.769187218155293</text:p>
              </table:table-cell>
              <table:table-cell office:value-type="float" office:value="0.766278222783181">
                <text:p>0.766278222783181</text:p>
              </table:table-cell>
              <table:table-cell office:value-type="float" office:value="0.788174404363943">
                <text:p>0.788174404363943</text:p>
              </table:table-cell>
              <table:table-cell office:value-type="float" office:value="0.650219291632192">
                <text:p>0.65021929163219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496893194495761">
                <text:p>0.496893194495761</text:p>
              </table:table-cell>
              <table:table-cell office:value-type="float" office:value="0.527565916232223">
                <text:p>0.527565916232223</text:p>
              </table:table-cell>
              <table:table-cell office:value-type="float" office:value="0.532175699489914">
                <text:p>0.532175699489914</text:p>
              </table:table-cell>
              <table:table-cell office:value-type="float" office:value="0.541498144487137">
                <text:p>0.541498144487137</text:p>
              </table:table-cell>
              <table:table-cell office:value-type="float" office:value="0.527235586223838">
                <text:p>0.5272355862238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